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ffffff" draw:marker-start-width="0.275cm" draw:marker-end-width="0.275cm" draw:fill-color="#666666" draw:textarea-horizontal-align="center" draw:textarea-vertical-align="middle" draw:auto-grow-height="false" fo:min-height="0.51cm" fo:min-width="0cm" fo:padding-top="0.15cm" fo:padding-bottom="0.15cm" fo:padding-left="0.275cm" fo:padding-right="0.275cm" fo:wrap-option="wrap" draw:shadow="hidden"/>
    </style:style>
    <style:style style:name="P1" style:family="paragraph">
      <loext:graphic-properties draw:fill-color="#666666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8.145cm" svg:height="13.326cm" svg:x="6.572cm" svg:y="4.723cm" svg:viewBox="0 0 8146 13327" svg:d="M3167 920l-29-71-21-72-15-72-7-72-1-71 6-69 13-67 21-65 28-61 35-58 43-54 50-48 54-41 58-33 63-27 65-20 69-13 70-6 73 1 73 7 74 15 73 21 73 28 72 34 71 42 68 47 65 55-91-16-94-9h-48l-49 2-49 5-49 9-49 12-49 17-49 20-48 26-48 30-47 35-46 41-46 46-42 50-36 50-31 51-25 50-21 51-15 50-12 51-8 50-4 49v17l100-28 135-31 149-22 163-10 176 5 189 23 202 47 215 72 227 102 238 135 168 212 143 225 119 237 93 245 69 253 45 258 20 261-5 262-28 260-53 257-76 251-101 244-125 234-148 222-171 208-196 192-179 166-72 76-59 73-46 71-18 35-14 35-10 34-6 35-3 35 2 35 6 36 10 36 14 38 18 38 51 79 70 84 89 90 110 97 283 219 13 13 5 6 4 7 2 7 2 8v7 8l-5 16-8 17-13 17-17 17-20 18-25 17-60 35-75 35-89 32-102 30-115 26-128 21-138 16-311 12-349-21-385-42-318-56-255-69-196-83-77-46-64-48-51-52-39-54-27-57-16-59-5-62 5-64 15-67 24-68 73-143 104-151 131-157 326-331 384-349 107-103 105-121 103-134 98-147 92-157 85-165 75-169 65-173 52-174 38-172 22-168 6-161-14-153-15-73-20-69-25-67-31-62-37-59-44-55-3-3-4-2-10-3-30-1-42 6-53 12-134 40-166 58-822 326-693 275-93 30-29 5-10 1-6-2-2-1-1-2v-2l1-3 4-7 9-8 29-24 45-33 167-161 136-157 108-155 84-150 63-146 47-141 33-137 24-131 32-244 15-112 20-106 29-98 39-90 26-42 29-40 35-38 39-36 6 5 7 4 7 3 9 2h20l25-4 60-16 76-27 64-22zM1767 11663l968 547-1548 367zM745 11354l544 176-730 365zM6862 11494l974-44-262 794zM4363 12615l1561-460-72 1172zM6402 12275l544 176-730 365zM6705 6768l25 34-1-1-511 913-1 1-135 265-1 1-76 166v1l-21 53-1 2-11 37v1l-1 1-3 13v1 1l-2 11v1 1 1 7 1 1 1 1 1l1 5v1l1 2v1 1l1 2v1l1 1v1l1 1 1 2 1 1v1l1 1 1 1 1 1 1 1 1 1 1 1 2 1 1 1h1l1 1h1l1 1h1l1 1h1l2 1h1 1 2 1 1 1 1 1 1 1 1 1 1 1l1-1h1 1l2-1h1l1-1h1l2-1 2-1 1-1 2-1-14-21-3-4 12-2v-4-4l1-7 3-12 11-35 20-52 76-165 135-264 149-266 138 142 114 133 81 110 54 89 19 36 14 31 9 26 7 21 4 15 2 11v5 2l25-1 25-2v-2-2l-1-7v-1l-2-12-1-2-4-17v-2l-7-22-1-1-10-27v-2l-15-32v-1l-20-37v-2l-56-91v-1h-1v-1l-82-112-1-1-115-134-1-1-150-154 325-581 150 205 148 236 98 190 60 146 18 56 12 45 7 35 4 24 1 14v5l25-1 25-1v-5-2l-2-15v-1l-4-26v-2l-7-36-1-1-12-47-1-1-18-57-1-2-60-148-1-1v-1l-100-192v-1h-1l-148-238-1-1-207-284-1-1-261-314-17-427 120-102 168-163 156-172 144-182 131-190 117-198 101-204 75-180 128 251 4 11 120 275 5 11 104 283 4 11 89 291 3 10 73 297 3 11 57 302 2 11 41 306 1 11 25 310 1 10 8 313-200 5 200 5-8 312-1 11-25 310-1 11-41 306-2 11-57 302-3 10-73 297-3 11-89 291-4 10-104 284-5 11-120 275-4 11-135 265-5 9-1 1-147 253-7 11-160 240-8 10-172 226-8 10-185 212-9 10-195 197-10 9-206 182-11 8-216 165-12 9-224 147-10 6-3 1-231 129-13 7-237 109-14 6-242 90-15 5-246 70-3 1-4 1-4 1-4 1-250 51h-4l-3 1-4 1h-4l-253 31h-4l-4 1h-4-4l-254 10h-8-8l-254-10h-4-4l-4-1h-4l-253-31h-4l-4-1-3-1h-4l-250-51-4-1-4-1-4-1-3-1-246-70-15-5-242-90-14-6-237-109-13-7-231-129-3-1-10-6-224-147-12-9-216-165-11-8-206-182-10-9-195-197-9-10-185-212-8-10-172-226-8-10-160-240-7-11-147-253-1-1-5-9-135-265-4-11-120-275-5-11-104-284-4-10-89-291-3-11-73-297-3-10-57-302-2-11-41-306-1-11-25-310-1-11-8-312v-5-5l8-313 1-10 25-310 1-11 41-306 2-11 57-302 3-11 73-297 3-10 89-291 4-11 104-283 5-11 92-212 29 59 117 198 131 190 144 182 131 144 64 611-94 158-1 1v1l-78 148v2l-56 124v2l-37 101-1 1-22 78-1 2-11 54-1 2-4 33v2l-1 10 25 2 25 1 1-10 4-30 11-53 22-76 36-99 55-123 77-148 87-147 408-204 55 41 201 131 210 118 219 106 147 60 81 567-263 315-1 2-207 283-1 2-148 237-1 1v1l-100 192v1l-1 1-60 148-1 1-18 58-1 1-12 47-1 1-7 36v2l-4 25v2l-2 15v1 5l25 1 25 1v-4l1-14 4-24 7-35 12-45 18-56 60-146 98-190 135-215 256 469 77 155 45 100 12 33 8 24 4 16 1 4v2 1 2h8l10 2 1 1h1l1 1-1 1v1l-6 25h1 1 1 1 1 1 1 2 1 1 1 1 1l1-1h1 1l1-1h1l1-1h1v-1h1l1-1h1l1-1 1-1 1-1 1-1 1-1v-1l1-1 1-1v-1l1-1v-1h1v-1-1l1-1v-1-1l1-1v-1-3h1v-1-1-1-4-1-2-5l-1-1v-1l-1-6v-1-1l-4-18-1-2-8-25-1-1-13-34-1-2-45-101v-1l-78-155v-1l-268-492 187-257 275-331 415-350 121 379 9-10 407 790 119 254 71 167 33 96 6 26 1 15v2 3l14 2 2 2 2 1 1 1-1 2v2l-7 24h1 1 1l1 1h1 1 1 1 1 1 1 1l1-1h1 1 1l1-1h1 1l1-1h1l1-1h1l1-1h1l1-1 1-1 1-1 1-1 1-1 1-1 1-1 1-1v-1l1-1 1-1v-2h1v-1-1-1l1-1v-1l1-1v-1-1l1-4v-1-1-1-1-6-1-1-1-1l-2-18v-1-1-1l-7-29v-1l-1-1-33-98-1-2-71-167v-1l-120-255v-1l-417-809 262-307 52 8 246 22 248 7 247-7 246-22 243-36 239-51 236-65 230-78 225-92 219-106 210-118 86-56 344 193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8:57:54.226621194</meta:creation-date>
    <dc:date>2021-10-17T12:35:55.848768845</dc:date>
    <meta:editing-duration>PT58M3S</meta:editing-duration>
    <meta:editing-cycles>13</meta:editing-cycles>
    <meta:generator>LibreOffice/6.4.7.2$Linux_X86_64 LibreOffice_project/40$Build-2</meta:generator>
    <meta:document-statistic meta:object-count="1"/>
  </office:meta>
</office:document-meta>
</file>